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Nimbus Roman No9 L" svg:font-family="'Nimbus Roman No9 L', 'Times New Roman', Times, serif"/>
    <style:font-face style:name="Roboto" svg:font-family="Roboto, sans-serif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2pt" style:text-underline-style="solid" style:text-underline-width="auto" style:text-underline-color="font-color" officeooo:rsid="0018fe48" officeooo:paragraph-rsid="0018fe48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paragraph-rsid="0016ffc1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bold" officeooo:rsid="001acbe9" officeooo:paragraph-rsid="001acbe9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2pt" fo:letter-spacing="normal" fo:font-style="normal" style:text-underline-style="solid" style:text-underline-width="auto" style:text-underline-color="font-color" fo:font-weight="normal" officeooo:rsid="0014fa84" officeooo:paragraph-rsid="0014fa84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position="0% 100%" style:font-name="Ubuntu" fo:font-size="12pt" fo:letter-spacing="normal" fo:font-style="normal" style:text-underline-style="solid" style:text-underline-width="auto" style:text-underline-color="font-color" fo:font-weight="normal" officeooo:rsid="0014fa84" officeooo:paragraph-rsid="0014fa84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text-outline="false" style:text-line-through-style="none" style:text-line-through-type="none" style:font-name="Ubuntu" fo:font-size="12pt" fo:letter-spacing="normal" fo:font-style="normal" fo:text-shadow="none" style:text-underline-style="solid" style:text-underline-width="auto" style:text-underline-color="font-color" fo:font-weight="normal" officeooo:rsid="0014075f" officeooo:paragraph-rsid="0018fe48" style:letter-kerning="true" style:font-size-asian="12pt" style:font-style-asian="normal" style:font-weight-asian="normal" style:font-size-complex="12pt" style:text-emphasize="none"/>
    </style:style>
    <style:style style:name="P8" style:family="paragraph" style:parent-style-name="Standard" style:list-style-name="L1">
      <style:paragraph-properties fo:orphans="2" fo:widows="2"/>
      <style:text-properties fo:font-size="12pt" officeooo:paragraph-rsid="0010dd51" style:font-size-asian="12pt" style:font-size-complex="12pt"/>
    </style:style>
    <style:style style:name="P9" style:family="paragraph" style:parent-style-name="Standard" style:list-style-name="L1">
      <style:paragraph-properties fo:orphans="2" fo:widows="2"/>
      <style:text-properties fo:font-variant="normal" fo:text-transform="none" fo:color="#000000" style:text-position="0% 100%" style:font-name="Ubuntu" fo:font-size="12pt" fo:letter-spacing="normal" fo:font-style="normal" fo:font-weight="normal" officeooo:rsid="00114ba7" officeooo:paragraph-rsid="00114ba7" style:font-size-asian="12pt" style:font-size-complex="12pt"/>
    </style:style>
    <style:style style:name="P10" style:family="paragraph" style:parent-style-name="Standard" style:list-style-name="L1">
      <style:paragraph-properties fo:orphans="2" fo:widows="2"/>
      <style:text-properties fo:font-variant="normal" fo:text-transform="none" fo:color="#000000" style:text-position="0% 100%" style:font-name="Ubuntu" fo:font-size="12pt" fo:letter-spacing="normal" fo:font-style="normal" fo:font-weight="normal" officeooo:rsid="00114ba7" officeooo:paragraph-rsid="00122f98" style:font-size-asian="12pt" style:font-size-complex="12pt"/>
    </style:style>
    <style:style style:name="P11" style:family="paragraph" style:parent-style-name="Standard" style:list-style-name="L3">
      <style:paragraph-properties fo:line-height="100%" fo:orphans="2" fo:widows="2"/>
      <style:text-properties officeooo:paragraph-rsid="0018fe48"/>
    </style:style>
    <style:style style:name="P12" style:family="paragraph" style:parent-style-name="Standard" style:list-style-name="L2">
      <style:paragraph-properties fo:margin-top="0.101cm" fo:margin-bottom="0.101cm" loext:contextual-spacing="false" fo:line-height="100%" fo:orphans="2" fo:widows="2"/>
      <style:text-properties fo:font-size="12pt" officeooo:paragraph-rsid="001abc50" style:font-size-asian="12pt" style:font-size-complex="12pt"/>
    </style:style>
    <style:style style:name="P13" style:family="paragraph" style:parent-style-name="Text_20_body" style:list-style-name="L3">
      <style:paragraph-properties fo:margin-top="0.101cm" fo:margin-bottom="0.347cm" loext:contextual-spacing="false" fo:line-height="100%" fo:orphans="2" fo:widows="2"/>
      <style:text-properties officeooo:paragraph-rsid="0018fe48"/>
    </style:style>
    <style:style style:name="P14" style:family="paragraph" style:parent-style-name="Text_20_body" style:list-style-name="L3">
      <style:paragraph-properties fo:margin-top="0.101cm" fo:margin-bottom="0.347cm" loext:contextual-spacing="false" fo:line-height="100%" fo:orphans="2" fo:widows="2"/>
      <style:text-properties officeooo:paragraph-rsid="001acbe9"/>
    </style:style>
    <style:style style:name="P15" style:family="paragraph" style:parent-style-name="Text_20_body" style:list-style-name="L4">
      <style:paragraph-properties fo:margin-top="0.101cm" fo:margin-bottom="0.347cm" loext:contextual-spacing="false" fo:line-height="100%" fo:orphans="2" fo:widows="2"/>
      <style:text-properties fo:font-variant="normal" fo:text-transform="none" fo:color="#222222" style:text-outline="false" style:text-line-through-style="none" style:text-line-through-type="none" style:font-name="sans-serif" fo:font-size="10.5pt" fo:letter-spacing="normal" fo:font-style="normal" fo:text-shadow="none" style:text-underline-style="solid" style:text-underline-width="auto" style:text-underline-color="font-color" fo:font-weight="normal" officeooo:rsid="001cecdc" officeooo:paragraph-rsid="001cecdc" style:letter-kerning="true" style:font-style-asian="normal" style:font-weight-asian="normal" style:text-emphasize="none"/>
    </style:style>
    <style:style style:name="P16" style:family="paragraph" style:parent-style-name="Text_20_body">
      <style:paragraph-properties fo:margin-left="0cm" fo:margin-right="0cm" fo:margin-top="0.101cm" fo:margin-bottom="0.347cm" loext:contextual-spacing="false" fo:line-height="100%" fo:orphans="2" fo:widows="2" fo:text-indent="0cm" style:auto-text-indent="false"/>
      <style:text-properties fo:font-variant="normal" fo:text-transform="none" fo:color="#222222" style:text-outline="false" style:text-line-through-style="none" style:text-line-through-type="none" style:font-name="sans-serif" fo:font-size="10.5pt" fo:letter-spacing="normal" fo:font-style="normal" fo:text-shadow="none" style:text-underline-style="solid" style:text-underline-width="auto" style:text-underline-color="font-color" fo:font-weight="normal" officeooo:rsid="001cecdc" officeooo:paragraph-rsid="001cecdc" style:letter-kerning="true" style:font-style-asian="normal" style:font-weight-asian="normal" style:text-emphasize="non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text-position="0% 100%" style:font-name="Ubuntu" fo:font-size="10.5pt" fo:letter-spacing="normal" fo:font-style="normal" fo:font-weight="normal" officeooo:rsid="00114ba7" officeooo:paragraph-rsid="0014075f" style:font-size-asian="10.5pt" style:font-size-complex="10.5pt"/>
    </style:style>
    <style:style style:name="T1" style:family="text">
      <style:text-properties fo:font-variant="normal" fo:text-transform="none" fo:color="#222222" style:text-outline="false" style:text-line-through-style="none" style:text-line-through-type="none" style:font-name="Ubuntu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" style:family="text">
      <style:text-properties fo:font-variant="normal" fo:text-transform="none" fo:color="#222222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4075f" style:letter-kerning="true" style:font-size-asian="12pt" style:font-style-asian="normal" style:font-weight-asian="normal" style:font-size-complex="12pt" style:text-emphasize="none"/>
    </style:style>
    <style:style style:name="T3" style:family="text">
      <style:text-properties fo:font-variant="normal" fo:text-transform="none" fo:color="#222222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4fa84" style:letter-kerning="true" style:font-size-asian="12pt" style:font-style-asian="normal" style:font-weight-asian="normal" style:font-size-complex="12pt" style:text-emphasize="none"/>
    </style:style>
    <style:style style:name="T4" style:family="text">
      <style:text-properties fo:font-variant="normal" fo:text-transform="none" fo:color="#222222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acbe9" style:letter-kerning="true" style:font-size-asian="12pt" style:font-style-asian="normal" style:font-weight-asian="normal" style:font-size-complex="12pt" style:text-emphasize="none"/>
    </style:style>
    <style:style style:name="T5" style:family="text">
      <style:text-properties fo:font-variant="normal" fo:text-transform="none" fo:color="#222222" style:text-outline="false" style:text-line-through-style="none" style:text-line-through-type="none" style:font-name="Ubuntu" fo:font-size="12pt" fo:letter-spacing="normal" fo:font-style="italic" fo:text-shadow="none" style:text-underline-style="none" fo:font-weight="normal" officeooo:rsid="0014075f" style:letter-kerning="true" style:font-size-asian="12pt" style:font-style-asian="normal" style:font-weight-asian="normal" style:font-size-complex="12pt" style:text-emphasize="none"/>
    </style:style>
    <style:style style:name="T6" style:family="text">
      <style:text-properties fo:font-variant="normal" fo:text-transform="none" fo:color="#222222" style:text-outline="false" style:text-line-through-style="none" style:text-line-through-type="none" style:font-name="Ubuntu" fo:font-size="12pt" fo:letter-spacing="normal" fo:text-shadow="none" style:text-underline-style="none" fo:font-weight="normal" officeooo:rsid="0014075f" style:letter-kerning="true" style:font-size-asian="12pt" style:font-style-asian="normal" style:font-weight-asian="normal" style:font-size-complex="12pt" style:text-emphasize="none"/>
    </style:style>
    <style:style style:name="T7" style:family="text">
      <style:text-properties fo:font-variant="normal" fo:text-transform="none" fo:color="#222222" style:font-name="Ubuntu" fo:letter-spacing="normal" fo:font-style="normal"/>
    </style:style>
    <style:style style:name="T8" style:family="text">
      <style:text-properties fo:font-variant="normal" fo:text-transform="none" fo:color="#222222" style:font-name="Ubuntu" fo:letter-spacing="normal" fo:font-style="normal" fo:font-weight="normal" officeooo:rsid="0016b448"/>
    </style:style>
    <style:style style:name="T9" style:family="text">
      <style:text-properties fo:font-variant="normal" fo:text-transform="none" fo:color="#222222" style:font-name="Ubuntu" fo:letter-spacing="normal" fo:font-style="normal" officeooo:rsid="0016b448"/>
    </style:style>
    <style:style style:name="T10" style:family="text">
      <style:text-properties fo:font-variant="normal" fo:text-transform="none" fo:color="#000000" style:text-line-through-style="none" style:text-line-through-type="none" style:font-name="Ubuntu" fo:letter-spacing="normal" fo:font-style="normal" style:text-underline-style="none" fo:font-weight="normal" officeooo:rsid="0016b448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8fe48" style:text-blinking="false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style:text-blinking="false" fo:background-color="#ffffff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officeooo:rsid="0010dd51" style:text-blinking="false" fo:background-color="#ffffff" loext:char-shading-value="0" style:font-size-asian="12pt" style:font-size-complex="12pt"/>
    </style:style>
    <style:style style:name="T15" style:family="text">
      <style:text-properties fo:font-variant="normal" fo:text-transform="none" fo:color="#000000" style:text-position="sub 58%" style:font-name="Ubuntu" fo:letter-spacing="normal" fo:font-style="normal" fo:font-weight="normal" officeooo:rsid="0010dd51"/>
    </style:style>
    <style:style style:name="T16" style:family="text">
      <style:text-properties fo:font-variant="normal" fo:text-transform="none" fo:color="#000000" style:text-position="sub 58%" style:font-name="Ubuntu" fo:letter-spacing="normal" fo:font-style="normal" fo:font-weight="normal" officeooo:rsid="00114ba7"/>
    </style:style>
    <style:style style:name="T17" style:family="text">
      <style:text-properties fo:font-variant="normal" fo:text-transform="none" fo:color="#000000" style:text-position="0% 100%" style:font-name="Ubuntu" fo:letter-spacing="normal" fo:font-style="normal" fo:font-weight="normal" officeooo:rsid="00114ba7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letter-spacing="normal" fo:font-style="normal" fo:text-shadow="none" style:text-underline-style="none" fo:font-weight="normal" officeooo:rsid="00114ba7" style:letter-kerning="true" style:font-style-asian="normal" style:font-weight-asian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4075f" style:letter-kerning="true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14ba7" style:letter-kerning="true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b19b4" style:letter-kerning="true" style:font-size-asian="12pt" style:font-style-asian="normal" style:font-weight-asian="normal" style:font-size-complex="12pt" style:text-emphasize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12pt" fo:letter-spacing="normal" fo:font-style="normal" fo:text-shadow="none" style:text-underline-style="none" fo:font-weight="normal" officeooo:rsid="001b19b4" style:letter-kerning="true" style:text-blinking="false" style:font-size-asian="12pt" style:font-style-asian="normal" style:font-weight-asian="normal" style:font-size-complex="12pt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1b19b4" style:letter-kerning="true" style:font-size-asian="12pt" style:font-style-asian="normal" style:font-weight-asian="normal" style:font-size-complex="12pt" style:text-emphasize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Roboto" fo:font-size="12pt" fo:letter-spacing="normal" fo:font-style="normal" fo:text-shadow="none" style:text-underline-style="none" fo:font-weight="normal" officeooo:rsid="001b19b4" style:letter-kerning="true" style:text-blinking="false" style:font-size-asian="12pt" style:font-style-asian="normal" style:font-weight-asian="normal" style:font-size-complex="12pt" style:text-emphasize="none" loext:padding="0cm" loext:border="none"/>
    </style:style>
    <style:style style:name="T25" style:family="text">
      <style:text-properties fo:font-variant="normal" fo:text-transform="none" fo:color="#000000" style:font-name="Ubuntu" fo:letter-spacing="normal" fo:font-style="normal" fo:font-weight="normal"/>
    </style:style>
    <style:style style:name="T26" style:family="text">
      <style:text-properties fo:font-variant="normal" fo:text-transform="none" fo:color="#000000" style:font-name="Ubuntu" fo:letter-spacing="normal" fo:font-style="normal" fo:font-weight="normal" officeooo:rsid="0010dd51"/>
    </style:style>
    <style:style style:name="T27" style:family="text">
      <style:text-properties fo:font-variant="normal" fo:text-transform="none" fo:color="#000000" style:font-name="Ubuntu" fo:letter-spacing="normal" fo:font-style="normal" fo:font-weight="normal" officeooo:rsid="0016b448"/>
    </style:style>
    <style:style style:name="T28" style:family="text">
      <style:text-properties fo:font-variant="normal" fo:text-transform="none" fo:color="#000000" style:font-name="Ubuntu" fo:letter-spacing="normal" fo:font-style="normal" fo:font-weight="normal" officeooo:rsid="0016ffc1"/>
    </style:style>
    <style:style style:name="T29" style:family="text">
      <style:text-properties fo:font-variant="normal" fo:text-transform="none" fo:color="#000000" style:font-name="Ubuntu" fo:letter-spacing="normal" fo:font-style="normal" fo:font-weight="normal" officeooo:rsid="001abc50"/>
    </style:style>
    <style:style style:name="T30" style:family="text">
      <style:text-properties fo:font-variant="normal" fo:text-transform="none" fo:color="#000000" style:font-name="Ubuntu" fo:letter-spacing="normal" fo:font-style="normal" style:text-underline-style="solid" style:text-underline-width="auto" style:text-underline-color="font-color" fo:font-weight="normal" officeooo:rsid="0010dd51"/>
    </style:style>
    <style:style style:name="T3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Ubuntu" fo:font-size="12pt" fo:letter-spacing="normal" fo:font-style="normal" fo:font-weight="normal" officeooo:rsid="0010dd51" style:font-size-asian="12pt" style:font-size-complex="12pt"/>
    </style:style>
    <style:style style:name="T33" style:family="text">
      <style:text-properties fo:font-variant="normal" fo:text-transform="none" fo:color="#000000" style:font-name="Ubuntu" fo:font-size="12pt" fo:letter-spacing="normal" fo:font-style="normal" fo:font-weight="normal" officeooo:rsid="0018fe48" style:font-size-asian="12pt" style:font-size-complex="12pt"/>
    </style:style>
    <style:style style:name="T3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Ubuntu" fo:font-size="12pt" fo:letter-spacing="normal" fo:font-style="normal" fo:font-weight="normal" officeooo:rsid="0018fe48" style:font-size-asian="12pt" style:font-weight-asian="normal" style:font-size-complex="12pt" style:font-weight-complex="normal"/>
    </style:style>
    <style:style style:name="T36" style:family="text">
      <style:text-properties fo:color="#222222" style:text-outline="false" style:text-line-through-style="none" style:text-line-through-type="none" style:font-name="Ubuntu" fo:font-size="12pt" fo:letter-spacing="normal" fo:text-shadow="none" style:text-underline-style="none" fo:font-weight="normal" officeooo:rsid="0014075f" style:letter-kerning="true" style:font-size-asian="12pt" style:font-style-asian="normal" style:font-weight-asian="normal" style:font-size-complex="12pt" style:text-emphasize="none"/>
    </style:style>
    <style:style style:name="T37" style:family="text">
      <style:text-properties fo:color="#000000" style:text-outline="false" style:text-line-through-style="none" style:text-line-through-type="none" style:text-position="-25% 100%" style:font-name="Ubuntu" fo:letter-spacing="normal" fo:font-style="normal" fo:text-shadow="none" style:text-underline-style="none" fo:font-weight="bold" officeooo:rsid="00114ba7" style:letter-kerning="true" style:font-style-asian="normal" style:font-weight-asian="bold" style:text-emphasize="none"/>
    </style:style>
    <style:style style:name="T38" style:family="text">
      <style:text-properties fo:color="#000000" style:text-outline="false" style:text-line-through-style="none" style:text-line-through-type="none" style:text-position="-25% 100%" style:font-name="Ubuntu" fo:letter-spacing="normal" fo:font-style="normal" fo:text-shadow="none" style:text-underline-style="none" fo:font-weight="normal" officeooo:rsid="00114ba7" style:letter-kerning="true" style:font-style-asian="normal" style:font-weight-asian="normal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Ubuntu" fo:letter-spacing="normal" fo:font-style="normal" fo:text-shadow="none" style:text-underline-style="none" fo:font-weight="normal" officeooo:rsid="00114ba7" style:letter-kerning="true" style:font-style-asian="normal" style:font-weight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Ubuntu" fo:letter-spacing="normal" fo:font-style="normal" fo:text-shadow="none" style:text-underline-style="none" fo:font-weight="normal" officeooo:rsid="00122f98" style:letter-kerning="true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Ubuntu" fo:letter-spacing="normal" fo:font-style="normal" fo:text-shadow="none" style:text-underline-style="none" fo:font-weight="normal" officeooo:rsid="001abc50" style:letter-kerning="true" style:font-style-asian="normal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Ubuntu" fo:letter-spacing="normal" fo:font-style="normal" fo:text-shadow="none" style:text-underline-style="none" fo:font-weight="normal" officeooo:rsid="00114ba7" style:letter-kerning="true" style:font-style-asian="normal" style:font-weight-asian="normal" style:font-weight-complex="normal" style:text-emphasize="none"/>
    </style:style>
    <style:style style:name="T4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G</text:span><text:span text:style-name="T7">eneral Discussion-Implementation of Ford Fulkerson Algorithm</text:span></text:p>
      <text:p text:style-name="P3"><text:span text:style-name="T8">The Ford-Fulkerson Algorithm was published in 1956 in the Canadian Journal of Mathematics in the paper titled 'Maximal Flow Through A Network' authored by </text:span><text:span text:style-name="T10">L. R. Ford Jr. </text:span><text:span text:style-name="T27">and </text:span><text:span text:style-name="T10">D. R. Fulkerson</text:span><text:span text:style-name="T27">. </text:span><text:span text:style-name="T28">I</text:span><text:span text:style-name="T27">dea behind the algorithm : </text:span><text:span text:style-name="T28">W</text:span><text:span text:style-name="T27">e </text:span><text:span text:style-name="T28">can </text:span><text:span text:style-name="T27">send flow along one of the paths</text:span><text:span text:style-name="T28"> provided</text:span><text:span text:style-name="T27"> th</text:span><text:span text:style-name="T28">at</text:span><text:span text:style-name="T27"> </text:span><text:span text:style-name="T29">the </text:span><text:span text:style-name="T27">path </text:span><text:span text:style-name="T28">starts</text:span><text:span text:style-name="T27"> </text:span><text:span text:style-name="T28">from </text:span><text:span text:style-name="T27">the source </text:span><text:span text:style-name="T28">and extends t</text:span><text:span text:style-name="T27">o the sink with capacity</text:span><text:span text:style-name="T28"> available</text:span><text:span text:style-name="T27"> on all edges in the path.</text:span></text:p>
      <text:p text:style-name="P2"><text:span text:style-name="T27">M</text:span><text:span text:style-name="T25">ax-Flow Min-Cut Theorem</text:span></text:p>
      <text:p text:style-name="P1"><text:span text:style-name="T33">As per t</text:span><text:span text:style-name="T31">he</text:span><text:span text:style-name="T32"> </text:span><text:span text:style-name="T34">max-flow min-cut theore</text:span><text:span text:style-name="T35">m,</text:span><text:span text:style-name="T31"> in a</text:span><text:span text:style-name="T32"> </text:span><text:span text:style-name="T11">flow network</text:span><text:span text:style-name="T12"> '</text:span><text:span text:style-name="T31"> the maximum amount of flow passing from the</text:span><text:span text:style-name="T32"> </text:span><text:span text:style-name="T13">source</text:span><text:span text:style-name="T14"> </text:span><text:span text:style-name="T31">to the</text:span><text:span text:style-name="T32"> </text:span><text:a xlink:type="simple" xlink:href="https://en.wikipedia.org/wiki/Glossary_of_graph_theory#Direction" text:style-name="Internet_20_link" text:visited-style-name="Visited_20_Internet_20_Link"><text:span text:style-name="T13">sink</text:span></text:a><text:span text:style-name="T14"> </text:span><text:span text:style-name="T31">is equal to the total weight of the edges in the</text:span><text:span text:style-name="T32"> </text:span><text:span text:style-name="T11">minimum cut</text:span><text:span text:style-name="T12">'. The minimum cut is </text:span><text:span text:style-name="T31">the smallest total weight of the edges which if removed would disconnect the source from the sink.</text:span></text:p>
      <text:p text:style-name="P5">Key Terms</text:p>
      <text:list xml:id="list3788237805" text:style-name="L1">
        <text:list-item>
          <text:p text:style-name="P8"><text:span text:style-name="T26">Capacity condition o</text:span><text:span text:style-name="T30">&lt;</text:span><text:span text:style-name="T26">f(e)</text:span><text:span text:style-name="T30">&lt;</text:span><text:span text:style-name="T26">c(e)</text:span></text:p>
        </text:list-item>
        <text:list-item>
          <text:p text:style-name="P8"><text:span text:style-name="T26">Conservation condition Σ</text:span><text:span text:style-name="T15">e_into_</text:span><text:span text:style-name="T16">v</text:span><text:span text:style-name="T17">f(e)=Σ</text:span><text:span text:style-name="T16">e_outof_v</text:span><text:span text:style-name="T17">f(e)</text:span></text:p>
        </text:list-item>
        <text:list-item>
          <text:p text:style-name="P9">Augmenting path:-is a simple s to t path on the residual graph.</text:p>
        </text:list-item>
        <text:list-item>
          <text:p text:style-name="P10">Bottleneck capacity:-is the minimum residual capacity on an augmenting path.</text:p>
        </text:list-item>
      </text:list>
      <text:p text:style-name="P6">Key Observations</text:p>
      <text:list xml:id="list2990025965" text:style-name="L2">
        <text:list-item>
          <text:p text:style-name="P12"><text:span text:style-name="T18">At every intermediate stage of Ford-</text:span><text:span text:style-name="T39">Fulkerson algorithm, the flow values {f(e)} and the residual capacities in </text:span><text:span text:style-name="T42">G</text:span><text:span text:style-name="T38">f</text:span><text:span text:style-name="T37"> </text:span><text:span text:style-name="T39">are integers.</text:span><text:span text:style-name="T40"> </text:span></text:p>
        </text:list-item>
        <text:list-item>
          <text:p text:style-name="P12"><text:span text:style-name="T40">T</text:span><text:span text:style-name="T39">he Ford-Fulkerson algorithm terminates in at most C iterations of the while loop</text:span><text:span text:style-name="T40"> and thus the total time taken is O(mC) where C is the max flow value.</text:span></text:p>
        </text:list-item>
        <text:list-item>
          <text:p text:style-name="P12"><text:span text:style-name="T40">I</text:span><text:span text:style-name="T41">f e, e' are anti-parallel edges(i.e. one is forward edge and one is backward edge) in a flow network, there exists a max-flow in which atleast one of e , e' has no flow through it.</text:span></text:p>
        </text:list-item>
      </text:list>
      <text:p text:style-name="P7">Max-Flow Min-Cut Problem has several Applications such as:-</text:p>
      <text:list xml:id="list1218630276" text:style-name="L3">
        <text:list-item>
          <text:p text:style-name="P11"><text:span text:style-name="T20">Menger's theorem</text:span><text:span text:style-name="T19">:-G</text:span><text:span text:style-name="T2">iven an undirected graph </text:span><text:span text:style-name="T5">G </text:span><text:span text:style-name="T2">= (</text:span><text:span text:style-name="T5">V</text:span><text:span text:style-name="T2">, </text:span><text:span text:style-name="T5">E</text:span><text:span text:style-name="T2">) and two vertices t</text:span><text:span text:style-name="T6"> </text:span><text:span text:style-name="T2">and s,the problem is to find the maximum number of edge-disjoint s-t paths in </text:span><text:span text:style-name="T36">G.</text:span></text:p>
        </text:list-item>
        <text:list-item>
          <text:p text:style-name="P13"><text:span text:style-name="T1">Project selection problem</text:span><text:span text:style-name="T2">:- Given n projects and m machines, revenue </text:span><text:span text:style-name="T5">r</text:span><text:span text:style-name="T2">(</text:span><text:span text:style-name="T5">pi</text:span><text:span text:style-name="T2">) for each project pi and costs </text:span><text:span text:style-name="T5">c</text:span><text:span text:style-name="T2">(</text:span><text:span text:style-name="T5">qj</text:span><text:span text:style-name="T2">) for each machine qj , select projects and machines to purchase such that it re</text:span><text:span text:style-name="T3">s</text:span><text:span text:style-name="T2">ults in maximum profit. E</text:span><text:span text:style-name="T3">very</text:span><text:span text:style-name="T2"> project requires a </text:span><text:span text:style-name="T3">certain </text:span><text:span text:style-name="T2">number of machines and each machine c</text:span><text:span text:style-name="T3">ould</text:span><text:span text:style-name="T2"> be shared by several projects. </text:span></text:p>
        </text:list-item>
        <text:list-item>
          <text:p text:style-name="P13"><text:span text:style-name="T1">Image segmentation problem</text:span><text:span text:style-name="T3">:- Given n pixels, each of which can be assigned a foreground value fi or a background value bi. A penalty of pij is awarded if pixels i, j are adjacent and have different assignments. The problem is to assign pixels to foreground or background such that the sum of their values minus the penalties is maximum.</text:span></text:p>
        </text:list-item>
        <text:list-item>
          <text:p text:style-name="P14"><text:span text:style-name="T3">M</text:span><text:span text:style-name="T4">aximum Bipartite Matching:-</text:span><text:span text:style-name="T21"> </text:span><text:span text:style-name="T23">A matching in a </text:span><text:span text:style-name="T24">Bipartite Graph</text:span><text:span text:style-name="T22"> </text:span><text:span text:style-name="T23">is a set of the edges selected such that no two edges share an endpoint. A maximum matching is a matching with maximum number of edges.</text:span></text:p>
        </text:list-item>
      </text:list>
      <text:p text:style-name="P16">Issues in Coding:</text:p>
      <text:list xml:id="list2695965913" text:style-name="L4">
        <text:list-item>
          <text:p text:style-name="P15"><text:span text:style-name="T43">There was not a specific format for the datasets, thus we had modify our code and the file accordingly to ascertain a specific format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Nimbus Roman No9 L" svg:font-family="'Nimbus Roman No9 L', 'Times New Roman', Times, serif"/>
    <style:font-face style:name="Roboto" svg:font-family="Roboto, sans-serif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0:58:59.811224554</meta:creation-date>
    <dc:date>2020-04-24T18:03:19.153676872</dc:date>
    <meta:editing-duration>PT12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471" meta:character-count="2696" meta:non-whitespace-character-count="2255"/>
  </office:meta>
</office:document-meta>
</file>